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ntityMethodArgumentResolver.resolveArgument( MethodParameter parameter , BindingContext bindingContext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tityMethodArgumentResolver.createEntity( @ Nullable Object body , Class &lt; ? &gt; entityType , Server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EntityMethodArgumentResolver.supportsParameter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EntityMethodArgumentResolver.HttpEntityMethodArgumentResolver( List &lt; HttpMessageReader &lt; ? &gt; &gt; readers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